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微軟正黑體" svg:font-family="微軟正黑體" style:font-family-generic="swiss" style:font-pitch="variable"/>
    <style:font-face style:name="F" svg:font-family="F" style:font-family-generic="system" style:font-pitch="variable"/>
  </office:font-face-decls>
  <office:automatic-styles>
    <style:style style:name="表格1" style:family="table">
      <style:table-properties style:width="17.443cm" table:align="center"/>
    </style:style>
    <style:style style:name="表格1.A" style:family="table-column">
      <style:table-column-properties style:column-width="2.69cm"/>
    </style:style>
    <style:style style:name="表格1.B" style:family="table-column">
      <style:table-column-properties style:column-width="12.412cm"/>
    </style:style>
    <style:style style:name="表格1.C" style:family="table-column">
      <style:table-column-properties style:column-width="2.341cm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.176cm" fo:margin-bottom="0.176cm" loext:contextual-spacing="false" fo:line-height="0.706cm"/>
    </style:style>
    <style:style style:name="P3" style:family="paragraph" style:parent-style-name="Standard">
      <style:paragraph-properties fo:margin-top="0.176cm" fo:margin-bottom="0.176cm" loext:contextual-spacing="false" fo:line-height="0.882cm"/>
    </style:style>
    <style:style style:name="P4" style:family="paragraph" style:parent-style-name="Standard">
      <style:paragraph-properties fo:line-height="0.882cm"/>
    </style:style>
    <style:style style:name="P5" style:family="paragraph" style:parent-style-name="Standard">
      <style:text-properties style:font-name="Times New Roman" fo:font-size="15pt" fo:language="zh" fo:country="TW" style:letter-kerning="false" style:font-name-asian="標楷體" style:font-size-asian="15pt" style:font-size-complex="15pt"/>
    </style:style>
    <style:style style:name="P6" style:family="paragraph" style:parent-style-name="Standard">
      <style:text-properties style:font-name="Times New Roman" fo:font-size="15pt" style:letter-kerning="false" style:font-size-asian="15pt" style:font-size-complex="15pt"/>
    </style:style>
    <style:style style:name="P7" style:family="paragraph" style:parent-style-name="Standard">
      <style:paragraph-properties fo:orphans="2" fo:widows="2" fo:hyphenation-ladder-count="no-limit" style:vertical-align="auto"/>
      <style:text-properties style:font-name="Times New Roman" fo:font-weight="bold" style:font-name-asian="標楷體" style:font-weight-asian="bold" style:font-size-complex="12pt" fo:hyphenate="true"/>
    </style:style>
    <style:style style:name="P8" style:family="paragraph" style:parent-style-name="Standard">
      <style:paragraph-properties fo:text-align="center" style:justify-single-word="false" fo:hyphenation-ladder-count="no-limit" style:vertical-align="auto"/>
      <style:text-properties style:font-name="Times New Roman" fo:font-size="20pt" style:font-name-asian="標楷體" style:font-size-asian="20pt" style:font-size-complex="12pt" fo:hyphenate="true"/>
    </style:style>
    <style:style style:name="P9" style:family="paragraph" style:parent-style-name="Standard">
      <style:paragraph-properties fo:line-height="0.847cm"/>
    </style:style>
    <style:style style:name="P10" style:family="paragraph" style:parent-style-name="Standard">
      <style:paragraph-properties fo:hyphenation-ladder-count="no-limit" style:vertical-align="auto"/>
      <style:text-properties fo:hyphenate="true"/>
    </style:style>
    <style:style style:name="P11" style:family="paragraph" style:parent-style-name="Standard">
      <style:paragraph-properties fo:text-align="center" style:justify-single-word="false" fo:hyphenation-ladder-count="no-limit" style:vertical-align="auto"/>
      <style:text-properties fo:hyphenate="true"/>
    </style:style>
    <style:style style:name="P12" style:family="paragraph" style:parent-style-name="Standard">
      <style:paragraph-properties fo:margin-left="0cm" fo:margin-right="-0.631cm" style:line-height-at-least="0.423cm" fo:text-indent="0cm" style:auto-text-indent="false"/>
    </style:style>
    <style:style style:name="P13" style:family="paragraph" style:parent-style-name="Standard">
      <style:paragraph-properties fo:margin-left="0cm" fo:margin-right="-0.631cm" fo:text-indent="0cm" style:auto-text-indent="false"/>
      <style:text-properties style:font-name="Times New Roman" fo:font-size="15pt" style:letter-kerning="false" style:font-name-asian="標楷體" style:font-size-asian="15pt" style:font-size-complex="15pt"/>
    </style:style>
    <style:style style:name="P14" style:family="paragraph" style:parent-style-name="清單段落">
      <style:paragraph-properties fo:margin-left="1.164cm" fo:margin-right="0cm" fo:line-height="0.847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-0.046cm" fo:margin-right="0cm" fo:line-height="0.847cm" fo:text-indent="0.046cm" style:auto-text-indent="false">
        <style:tab-stops/>
      </style:paragraph-properties>
    </style:style>
    <style:style style:name="P16" style:family="paragraph" style:parent-style-name="Standard">
      <style:paragraph-properties fo:text-align="center" style:justify-single-word="false" fo:hyphenation-ladder-count="no-limit" fo:break-before="page" style:vertical-align="auto"/>
      <style:text-properties fo:hyphenate="true"/>
    </style:style>
    <style:style style:name="P17" style:family="paragraph" style:parent-style-name="Standard">
      <style:paragraph-properties fo:margin-left="0cm" fo:margin-right="0cm" fo:text-align="justify" style:justify-single-word="false" fo:hyphenation-ladder-count="no-limit" fo:text-indent="0.706cm" style:auto-text-indent="false" style:vertical-align="auto"/>
      <style:text-properties fo:hyphenate="true"/>
    </style:style>
    <style:style style:name="P18" style:family="paragraph" style:parent-style-name="Standard">
      <style:paragraph-properties fo:margin-left="0.635cm" fo:margin-right="0cm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19" style:family="paragraph" style:parent-style-name="清單段落" style:list-style-name="WWNum5">
      <style:paragraph-properties fo:line-height="0.847cm"/>
    </style:style>
    <style:style style:name="P20" style:family="paragraph" style:parent-style-name="Standard" style:master-page-name="MP0">
      <style:paragraph-properties fo:margin-top="0.176cm" fo:margin-bottom="0.176cm" loext:contextual-spacing="false" fo:line-height="0.706cm" fo:text-align="center" style:justify-single-word="false" style:page-number="auto" fo:break-before="page"/>
    </style:style>
    <style:style style:name="P21" style:family="paragraph" style:parent-style-name="Standard" style:list-style-name="WWNum6">
      <style:paragraph-properties fo:text-align="justify" style:justify-single-word="false" fo:hyphenation-ladder-count="no-limit" style:vertical-align="auto"/>
      <style:text-properties fo:hyphenate="true"/>
    </style:style>
    <style:style style:name="T1" style:family="text">
      <style:text-properties fo:color="#000000" style:font-name="Times New Roman" fo:font-size="18pt" fo:language="zh" fo:country="TW" fo:font-weight="bold" style:letter-kerning="false" style:font-name-asian="標楷體" style:font-size-asian="18pt" style:font-weight-asian="bold" style:font-size-complex="18pt"/>
    </style:style>
    <style:style style:name="T2" style:family="text">
      <style:text-properties fo:color="#000000" style:font-name="Times New Roman" fo:font-size="14pt" style:letter-kerning="false" style:font-name-asian="標楷體" style:font-size-asian="14pt" style:font-size-complex="14pt"/>
    </style:style>
    <style:style style:name="T3" style:family="text">
      <style:text-properties fo:color="#000000" style:font-name="Times New Roman" fo:font-size="14pt" fo:font-weight="bold" style:letter-kerning="false" style:font-name-asian="標楷體" style:font-size-asian="14pt" style:font-weight-asian="bold" style:font-size-complex="14pt"/>
    </style:style>
    <style:style style:name="T4" style:family="text">
      <style:text-properties fo:color="#000000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標楷體" style:font-size-asian="14pt" style:font-size-complex="14pt"/>
    </style:style>
    <style:style style:name="T5" style:family="text">
      <style:text-properties fo:color="#000000" style:font-name="Times New Roman" fo:font-size="15pt" style:letter-kerning="false" style:font-name-asian="標楷體" style:font-size-asian="15pt" style:font-size-complex="15pt"/>
    </style:style>
    <style:style style:name="T6" style:family="text">
      <style:text-properties fo:color="#000000" style:font-name="Times New Roman" fo:font-size="10pt" style:font-name-asian="標楷體" style:font-size-asian="10pt" style:font-size-complex="12pt"/>
    </style:style>
    <style:style style:name="T7" style:family="text">
      <style:text-properties style:font-name="Times New Roman" fo:font-size="14pt" fo:language="zh" fo:country="TW" fo:font-weight="bold" style:letter-kerning="false" style:font-name-asian="標楷體" style:font-size-asian="14pt" style:font-weight-asian="bold" style:font-size-complex="14pt"/>
    </style:style>
    <style:style style:name="T8" style:family="text">
      <style:text-properties style:font-name="Times New Roman" fo:font-size="14pt" style:letter-kerning="false" style:font-name-asian="標楷體" style:font-size-asian="14pt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標楷體" style:font-size-asian="14pt" style:font-size-complex="14pt"/>
    </style:style>
    <style:style style:name="T10" style:family="text">
      <style:text-properties style:font-name="Times New Roman" fo:font-size="15pt" fo:language="zh" fo:country="TW" style:letter-kerning="false" style:font-name-asian="標楷體" style:font-size-asian="15pt" style:font-size-complex="15pt"/>
    </style:style>
    <style:style style:name="T11" style:family="text">
      <style:text-properties style:font-name="Times New Roman" fo:font-size="15pt" fo:language="zh" fo:country="TW" fo:font-weight="bold" style:letter-kerning="false" style:font-name-asian="標楷體" style:font-size-asian="15pt" style:font-weight-asian="bold" style:font-size-complex="15pt"/>
    </style:style>
    <style:style style:name="T12" style:family="text">
      <style:text-properties style:font-name="Times New Roman" fo:font-size="15pt" style:letter-kerning="false" style:font-name-asian="標楷體" style:font-size-asian="15pt" style:font-size-complex="15pt"/>
    </style:style>
    <style:style style:name="T13" style:family="text">
      <style:text-properties style:font-name="Times New Roman" fo:font-size="26pt" fo:font-weight="bold" style:font-name-asian="標楷體" style:font-size-asian="26pt" style:font-weight-asian="bold" style:font-size-complex="12pt" style:font-weight-complex="bold"/>
    </style:style>
    <style:style style:name="T14" style:family="text">
      <style:text-properties style:font-name="Times New Roman" fo:font-size="20pt" style:font-name-asian="標楷體" style:font-size-asian="20pt" style:font-size-complex="12pt"/>
    </style:style>
    <style:style style:name="T15" style:family="text">
      <style:text-properties style:font-name="Times New Roman" fo:font-size="20pt" officeooo:rsid="000ea238" style:font-name-asian="標楷體" style:font-size-asian="20pt" style:font-size-complex="12pt"/>
    </style:style>
    <style:style style:name="T16" style:family="text">
      <style:text-properties style:font-name="Times New Roman" fo:font-size="20pt" style:font-name-asian="標楷體" style:font-size-asian="20pt" style:font-size-complex="11.5pt"/>
    </style:style>
    <style:style style:name="T17" style:family="text">
      <style:text-properties style:font-name="Times New Roman" fo:font-size="10pt" style:font-name-asian="標楷體" style:font-size-asian="10pt" style:font-size-complex="12pt"/>
    </style:style>
    <style:style style:name="T18" style:family="text">
      <style:text-properties fo:color="#ffffff" style:font-name="Times New Roman" fo:font-size="20pt" style:font-name-asian="標楷體" style:font-size-asian="20pt" style:font-size-complex="12pt"/>
    </style:style>
    <style:style style:name="T19" style:family="text">
      <style:text-properties fo:color="#ed7d31" style:font-name="Times New Roman" fo:font-size="20pt" style:font-name-asian="標楷體" style:font-size-asian="20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預設段落字型"><text:span text:style-name="T1">預算法第62條之1規定自行檢核表</text:span></text:span></text:p>
      <text:p text:style-name="P2"><text:span text:style-name="預設段落字型"><text:span text:style-name="T2">自行檢核方式說明：</text:span></text:span></text:p>
      <text:p text:style-name="P3"><text:span text:style-name="預設段落字型"><text:span text:style-name="T2">因預算法第62條之1規定：「…活動宣導時應明確標示其為廣告且揭示辦理或贊助機關、單位名稱，並不得以置入性行銷方式進行」，因此請貴單位就本部補助之項目內容，自行檢視是否涉及下列相關樣態，如有相符項目，則請於勾選處V；</text:span></text:span><text:span text:style-name="預設段落字型"><text:span text:style-name="T3">惟如勾選第三項者，則請於相關</text:span></text:span><text:span text:style-name="預設段落字型"><text:span text:style-name="T7">海報、DM、文宣品，標示「廣告」之文字</text:span></text:span><text:span text:style-name="預設段落字型"><text:span text:style-name="T2">。</text:span></text:span></text:p>
      <text:p text:style-name="P3"><text:span text:style-name="預設段落字型"><text:span text:style-name="T2">計畫名稱：</text:span></text:span><text:span text:style-name="預設段落字型"><text:span text:style-name="T4"> <text:s text:c="51"/></text:span></text:span></text:p>
      <text:p text:style-name="P4"><text:span text:style-name="預設段落字型"><text:span text:style-name="T8">承辦單位：</text:span></text:span><text:span text:style-name="預設段落字型"><text:span text:style-name="T9"> <text:s text:c="47"/>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5"/>
          </table:table-cell>
          <table:table-cell table:style-name="表格1.A1" office:value-type="string">
            <text:p text:style-name="Standard"><text:span text:style-name="預設段落字型"><text:span text:style-name="T10"><text:s text:c="11"/>樣 <text:s text:c="18"/>態</text:span></text:span></text:p>
          </table:table-cell>
          <table:table-cell table:style-name="表格1.A1" office:value-type="string">
            <text:p text:style-name="P12"><text:span text:style-name="預設段落字型"><text:span text:style-name="T12">勾選處</text:span></text:span></text:p>
          </table:table-cell>
        </table:table-row>
        <table:table-row>
          <table:table-cell table:style-name="表格1.A1" table:number-rows-spanned="2" office:value-type="string">
            <text:p text:style-name="P9"><text:span text:style-name="預設段落字型"><text:span text:style-name="T10">本次補助項目</text:span></text:span><text:span text:style-name="預設段落字型"><text:span text:style-name="T11">無須適用</text:span></text:span><text:span text:style-name="預設段落字型"><text:span text:style-name="T5">預算法第62條之1之項目</text:span></text:span></text:p>
          </table:table-cell>
          <table:table-cell table:style-name="表格1.A1" office:value-type="string">
            <text:list xml:id="list3192162476" text:style-name="WWNum5">
              <text:list-item>
                <text:p text:style-name="P19"><text:span text:style-name="預設段落字型"><text:span text:style-name="T11">本次補助項目均無涉及宣導，免適用預算法第62條之1。</text:span></text:span></text:p>
              </text:list-item>
            </text:list>
            <text:p text:style-name="P14"><text:span text:style-name="預設段落字型"><text:span text:style-name="T10">（例如指定補助項目僅有「講師鐘點費」、「器材租借」、「影片拍攝或剪輯」……）</text:span></text:span></text:p>
          </table:table-cell>
          <table:table-cell table:style-name="表格1.A1" office:value-type="string">
            <text:p text:style-name="P13"/>
          </table:table-cell>
        </table:table-row>
        <table:table-row>
          <table:covered-table-cell/>
          <table:table-cell table:style-name="表格1.A1" office:value-type="string">
            <text:list xml:id="list155136285775259" text:continue-numbering="true" text:style-name="WWNum5">
              <text:list-item>
                <text:p text:style-name="P19"><text:span text:style-name="預設段落字型"><text:span text:style-name="T11">本次補助項目僅有涉及宣導，但無預算法第62條之1所稱之宣導文字者。</text:span></text:span></text:p>
              </text:list-item>
            </text:list>
            <text:p text:style-name="P14"><text:span text:style-name="預設段落字型"><text:span text:style-name="T10">（例如辦理活動、說明會、園遊會等指引入口之指示牌或紅布條等場地佈置項目）</text:span></text:span></text:p>
          </table:table-cell>
          <table:table-cell table:style-name="表格1.A1" office:value-type="string">
            <text:p text:style-name="P6"/>
          </table:table-cell>
        </table:table-row>
        <table:table-row>
          <table:table-cell table:style-name="表格1.A1" office:value-type="string">
            <text:p text:style-name="P15"><text:span text:style-name="預設段落字型"><text:span text:style-name="T10">本次補助項目必</text:span></text:span><text:span text:style-name="預設段落字型"><text:span text:style-name="T11">須適用</text:span></text:span><text:span text:style-name="預設段落字型"><text:span text:style-name="T5">預算法第62條之1之項目</text:span></text:span></text:p>
          </table:table-cell>
          <table:table-cell table:style-name="表格1.A1" office:value-type="string">
            <text:list xml:id="list155136378350856" text:continue-numbering="true" text:style-name="WWNum5">
              <text:list-item>
                <text:p text:style-name="P19"><text:span text:style-name="預設段落字型"><text:span text:style-name="T11">本次補助項目包含確定適用預算法第62條之1之規定者，應標示「廣告」。</text:span></text:span></text:p>
              </text:list-item>
            </text:list>
            <text:p text:style-name="P14"><text:span text:style-name="預設段落字型"><text:span text:style-name="T11">（</text:span></text:span><text:span text:style-name="預設段落字型"><text:span text:style-name="T10">例如：海報、DM、文宣品</text:span></text:span><text:span text:style-name="預設段落字型"><text:span text:style-name="T11">）</text:span></text:span></text:p>
          </table:table-cell>
          <table:table-cell table:style-name="表格1.A1" office:value-type="string">
            <text:p text:style-name="P6"/>
          </table:table-cell>
        </table:table-row>
      </table:table>
      <text:p text:style-name="Standard"/>
      <text:p text:style-name="P7"/>
      <text:p text:style-name="P16"><text:span text:style-name="預設段落字型"><text:span text:style-name="T13">切 <text:s text:c="2"/>結 <text:s text:c="2"/>書</text:span></text:span></text:p>
      <text:list xml:id="list1148260303" text:style-name="WWNum6">
        <text:list-item text:start-value="1">
          <text:p text:style-name="P21"><text:span text:style-name="預設段落字型"><text:span text:style-name="T14">貴部補助款用於人事費擬於10</text:span></text:span><text:span text:style-name="預設段落字型"><text:span text:style-name="T15">9</text:span></text:span><text:span text:style-name="預設段落字型"><text:span text:style-name="T14">年年底統一辦理所得歸戶。</text:span></text:span></text:p>
        </text:list-item>
      </text:list>
      <text:p text:style-name="P17"><text:span text:style-name="預設段落字型"><text:span text:style-name="T14">本單位辦理之「 </text:span></text:span><text:span text:style-name="預設段落字型"><text:span text:style-name="T17"><text:s text:c="10"/></text:span></text:span><text:span text:style-name="預設段落字型"><text:span text:style-name="T6">（計畫名稱）</text:span></text:span><text:span text:style-name="預設段落字型"><text:span text:style-name="T14"> <text:s text:c="14"/>」並未重覆獲得 <text:s/>貴</text:span></text:span><text:span text:style-name="預設段落字型"><text:span text:style-name="T16">部及貴部附屬機關、財團法人國家文化藝術基金會或社區營造獎助須知經費補助。</text:span></text:span></text:p>
      <text:p text:style-name="P10"><text:span text:style-name="預設段落字型"><text:span text:style-name="T14">此 <text:s/>致</text:span></text:span></text:p>
      <text:p text:style-name="P10"><text:span text:style-name="預設段落字型"><text:span text:style-name="T14">文化部</text:span></text:span></text:p>
      <text:p text:style-name="P10"/>
      <text:p text:style-name="P18"><text:span text:style-name="預設段落字型"><text:span text:style-name="T14">負責人：</text:span></text:span></text:p>
      <text:p text:style-name="P18"><text:span text:style-name="預設段落字型"><text:span text:style-name="T14">會 <text:s/>計：</text:span></text:span></text:p>
      <text:p text:style-name="P18"><text:span text:style-name="預設段落字型"><text:span text:style-name="T14">出 <text:s/>納：</text:span></text:span></text:p>
      <text:p text:style-name="P18"><text:span text:style-name="預設段落字型"><text:span text:style-name="T14">經手人：</text:span></text:span></text:p>
      <text:p text:style-name="P8"/>
      <text:p text:style-name="P8"/>
      <text:p text:style-name="P11"><text:span text:style-name="預設段落字型"><text:span text:style-name="T14">中華民國 <text:s text:c="2"/>108 <text:s/>年 <text:s/></text:span></text:span><text:span text:style-name="預設段落字型"><text:span text:style-name="T18">9</text:span></text:span><text:span text:style-name="預設段落字型"><text:span text:style-name="T19"> <text:s/></text:span></text:span><text:span text:style-name="預設段落字型"><text:span text:style-name="T14">月 </text:span></text:span><text:span text:style-name="預設段落字型"><text:span text:style-name="T18"><text:s/>1 </text:span></text:span><text:span text:style-name="預設段落字型"><text:span text:style-name="T14"><text:s/>日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微軟正黑體" svg:font-family="微軟正黑體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內文_20__28_Web_29_" style:display-name="內文 (Web)" style:family="paragraph" style:parent-style-name="Standard">
      <style:paragraph-properties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true"/>
    </style:style>
    <style:style style:name="無間距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註解方塊文字" style:family="paragraph" style:parent-style-name="Standard">
      <style:paragraph-properties fo:hyphenation-ladder-count="no-limit"/>
      <style:text-properties style:font-name="Calibri Light" fo:font-family="'Calibri Light'" style:font-family-generic="swiss" style:font-pitch="variable" fo:font-size="9pt" style:font-size-asian="9pt" style:font-name-complex="F" style:font-family-complex="F" style:font-family-generic-complex="system" style:font-pitch-complex="variable" style:font-size-complex="9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style:font-name="Calibri" fo:font-family="Calibri" style:font-family-generic="swiss" style:font-pitch="variable" fo:font-size="10pt" style:letter-kerning="true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 style:parent-style-name="預設段落字型">
      <style:text-properties style:font-name="Calibri" fo:font-family="Calibri" style:font-family-generic="swiss" style:font-pitch="variable" fo:font-size="10pt" style:letter-kerning="true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 style:parent-style-name="預設段落字型">
      <style:text-properties style:font-name="Calibri Light" fo:font-family="'Calibri Light'" style:font-family-generic="swiss" style:font-pitch="variable" fo:font-size="9pt" style:letter-kerning="true" style:font-name-asian="新細明體" style:font-family-asian="新細明體" style:font-family-generic-asian="roman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fo:font-size="20pt" style:font-size-asian="20pt"/>
    </style:style>
    <style:style style:name="WW_5f_CharLFO2LVL1" style:display-name="WW_CharLFO2LVL1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WW_5f_CharLFO7LVL1" style:display-name="WW_CharLFO7LVL1" style:family="text">
      <style:text-properties fo:font-size="20pt" style:font-size-asian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5LVL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listtab" fo:text-indent="-0.873cm" fo:margin-left="1.7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164cm" fo:margin-left="1.16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7LVL1" style:num-suffix="、" style:num-format="一, 二, 三, ...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74" style:layout-grid-base-height="0.353cm" style:layout-grid-ruby-height="0.035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陳瑞琪</meta:initial-creator>
    <dc:creator>劉 俊彥</dc:creator>
    <meta:creation-date>2018-11-21T04:44:00Z</meta:creation-date>
    <dc:date>2019-08-23T15:51:35.847000000</dc:date>
    <meta:print-date>2019-03-08T09:12:00Z</meta:print-date>
    <meta:editing-cycles>24</meta:editing-cycles>
    <meta:editing-duration>PT2H16M26S</meta:editing-duration>
    <meta:document-statistic meta:table-count="1" meta:image-count="0" meta:object-count="0" meta:page-count="2" meta:paragraph-count="25" meta:word-count="518" meta:character-count="715" meta:non-whitespace-character-count="5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